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8A000000270C538D3A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fo:language="en" fo:country="US" officeooo:rsid="0015098b" officeooo:paragraph-rsid="001a6ddc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0b3f3" officeooo:paragraph-rsid="0020b3f3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Обычный">
      <style:paragraph-properties fo:text-align="center" style:justify-single-word="false"/>
      <style:text-properties officeooo:paragraph-rsid="001a6ddc"/>
    </style:style>
    <style:style style:name="P14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Heading_20_1">
      <style:paragraph-properties fo:line-height="150%"/>
    </style:style>
    <style:style style:name="P16" style:family="paragraph" style:parent-style-name="Standard">
      <style:paragraph-properties fo:line-height="150%"/>
    </style:style>
    <style:style style:name="P17" style:family="paragraph" style:parent-style-name="Обычный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fo:font-size="16pt" fo:font-weight="bold" officeooo:rsid="001dc858" officeooo:paragraph-rsid="001dc858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center" style:justify-single-word="false"/>
    </style:style>
    <style:style style:name="P19" style:family="paragraph" style:parent-style-name="Drawing">
      <style:paragraph-properties fo:line-height="150%"/>
      <style:text-properties officeooo:paragraph-rsid="001a6ddc"/>
    </style:style>
    <style:style style:name="P20" style:family="paragraph" style:parent-style-name="Рис.">
      <style:paragraph-properties fo:line-height="100%"/>
      <style:text-properties fo:font-size="14pt" style:font-size-asian="14pt" style:font-size-complex="14pt"/>
    </style:style>
    <style:style style:name="P21" style:family="paragraph" style:parent-style-name="Standard" style:list-style-name="L1">
      <style:paragraph-properties fo:line-height="150%"/>
      <style:text-properties officeooo:paragraph-rsid="00232ddc"/>
    </style:style>
    <style:style style:name="P22" style:family="paragraph" style:parent-style-name="Standard" style:list-style-name="L1">
      <style:paragraph-properties fo:line-height="150%"/>
    </style:style>
    <style:style style:name="P23" style:family="paragraph" style:parent-style-name="Standard" style:list-style-name="L1"/>
    <style:style style:name="T1" style:family="text">
      <style:text-properties officeooo:rsid="00374d3c"/>
    </style:style>
    <style:style style:name="T2" style:family="text">
      <style:text-properties officeooo:rsid="002149f9"/>
    </style:style>
    <style:style style:name="T3" style:family="text">
      <style:text-properties fo:font-size="15pt" fo:language="ru" fo:country="RU" officeooo:rsid="00282610" style:font-size-asian="15pt" style:font-size-complex="15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1</text:span></text:p>
      <text:p text:style-name="P4"/>
      <text:p text:style-name="P5">«<text:span text:style-name="T3">Установка и настройка средств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64_1288294766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62_1288294766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766_1288294766" office:name="Описание программы" text:style-name="Index_20_Link" text:visited-style-name="Index_20_Link">Описание программы<text:tab/>3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3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4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Обычный"/>
      <text:p text:style-name="P13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p text:style-name="Обычный"><text:span text:style-name="Основной_20_шрифт_20_абзаца"/></text:p>
      <text:h text:style-name="P15" text:outline-level="1"><text:bookmark-start text:name="__RefHeading___Toc764_1288294766"/><text:soft-page-break/><text:span text:style-name="Основной_20_шрифт_20_абзаца">Постановка задачи</text:span><text:bookmark-end text:name="__RefHeading___Toc764_1288294766"/></text:h>
      <text:p text:style-name="P16"><text:span text:style-name="Основной_20_шрифт_20_абзаца"><text:tab/>Получить практический навык установки интерпретатора языка программирования </text:span><text:span text:style-name="Основной_20_шрифт_20_абзаца"><text:span text:style-name="T4">Python</text:span></text:span><text:span text:style-name="Основной_20_шрифт_20_абзаца">, системы контроля и управления версиями </text:span><text:span text:style-name="Основной_20_шрифт_20_абзаца"><text:span text:style-name="T4">Git</text:span></text:span><text:span text:style-name="Основной_20_шрифт_20_абзаца">, интегрированной среды разработки </text:span><text:span text:style-name="Основной_20_шрифт_20_абзаца"><text:span text:style-name="T4">PyCharm</text:span></text:span><text:span text:style-name="Основной_20_шрифт_20_абзаца"> и подготовки простой программы на языке программирования </text:span><text:span text:style-name="Основной_20_шрифт_20_абзаца"><text:span text:style-name="T4">Python.</text:span></text:span></text:p>
      <text:p text:style-name="P17"><draw:frame draw:style-name="fr1" draw:name="Врезка1" text:anchor-type="as-char" draw:z-index="3"><draw:text-box fo:min-height="0.041cm" fo:min-width="0.041cm"><text:h text:style-name="Heading_20_1" text:outline-level="1"><text:bookmark-start text:name="__RefHeading___Toc762_1288294766"/>Теоретическая часть<text:bookmark-end text:name="__RefHeading___Toc762_1288294766"/></text:h></draw:text-box></draw:frame><text:s/></text:p>
      <text:p text:style-name="P16"><text:bookmark-start text:name="__RefHeading___Toc536_1288294766"/><text:tab/>Python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text:bookmark-end text:name="__RefHeading___Toc536_1288294766"/></text:p>
      <text:p text:style-name="P16"><text:bookmark-start text:name="__RefHeading___Toc538_1288294766"/><text:tab/>Программа может быть запущена на любой операционной системе, поддерживающей Python: Windows, macOS, Linux.<text:bookmark-end text:name="__RefHeading___Toc538_1288294766"/></text:p>
      <text:p text:style-name="P16"><text:bookmark-start text:name="__RefHeading___Toc540_1288294766"/>Программа не зависит от архитектуры процессора. Она может выполняться на x86, x86-64, ARM и других архитектурах, для которых существует интерпретатор Python.<text:bookmark-end text:name="__RefHeading___Toc540_1288294766"/></text:p>
      <text:h text:style-name="P15" text:outline-level="1"><text:bookmark-start text:name="__RefHeading___Toc766_1288294766"/>Описание программы<text:bookmark-end text:name="__RefHeading___Toc766_1288294766"/></text:h>
      <text:p text:style-name="P16"><text:span text:style-name="T5"><text:tab/>Программа написана в среде операционной системы</text:span><text:span text:style-name="T4"> Microsoft Windows 10 </text:span><text:span text:style-name="T5">в интегрированной среде разработки</text:span><text:span text:style-name="T4"> PyCharm 2023.</text:span><text:span text:style-name="T5">2.1</text:span><text:span text:style-name="T4"> Community Edition </text:span><text:span text:style-name="T5">на языке программирования </text:span><text:span text:style-name="T4">Python, </text:span><text:span text:style-name="T5">версия интерпретатора 3.11 и состоит из одного модуля, представляющего на экран монитора заданную информацию.</text:span></text:p>
      <text:h text:style-name="P15" text:outline-level="1"><text:bookmark-start text:name="__RefHeading___Toc1126_1594055144"/>Листинг программы<text:bookmark-end text:name="__RefHeading___Toc1126_1594055144"/></text:h>
      <text:p text:style-name="P16"><text:span text:style-name="T5"><text:tab/>Исходный код программы (листинг) размещен в репозитории </text:span><text:span text:style-name="T4">GitHub </text:span></text:p>
      <text:p text:style-name="P16"><text:a xlink:type="simple" xlink:href="https://github.com/MRKoret/BMSTU_Python_LebedevAV" text:style-name="Internet_20_link" text:visited-style-name="Visited_20_Internet_20_Link">https://github.com/MRKoret/BMSTU_Python_LebedevAV</text:a> </text:p>
      <text:p text:style-name="P16"/>
      <text:h text:style-name="P15" text:outline-level="1"><text:bookmark-start text:name="__RefHeading___Toc1128_1594055144"/><text:soft-page-break/>Результат работы программы<text:bookmark-end text:name="__RefHeading___Toc1128_1594055144"/></text:h>
      <text:p text:style-name="P18"><text:tab/>Результат работы программы представлен на рис. <text:span text:style-name="T4">1</text:span>.</text:p>
      <text:p text:style-name="P19"><draw:frame draw:style-name="fr2" draw:name="Врезка2" text:anchor-type="as-char" svg:width="13.626cm" draw:z-index="0"><draw:text-box fo:min-height="2.963cm"><text:p text:style-name="P20"><draw:frame draw:style-name="fr3" draw:name="Изображение2" text:anchor-type="paragraph" svg:width="13.626cm" style:rel-width="100%" svg:height="2.963cm" style:rel-height="scale" draw:z-index="1"><draw:image xlink:href="Pictures/100000000000008A000000270C538D3A.png" xlink:type="simple" xlink:show="embed" xlink:actuate="onLoad" draw:mime-type="image/png"/></draw:frame>Рис. <text:span text:style-name="T6"><text:sequence text:ref-name="refРис.0" text:name="Рис." text:formula="ooow:Рис.+1" style:num-format="1st">1-й</text:sequence></text:span><text:span text:style-name="T6"><text:s/>(Результат работы программы)</text:span></text:p></draw:text-box></draw:frame></text:p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L1">
        <text:list-item>
          <text:p text:style-name="P21">Иванова Г.С. Основы программирования: учебник для вузов. – 4-е изд., стер. – М: изд-во МГТУ им. Н.Э. Баумана, 2007. – 416 с.: ил. (Сер. «Информатика в техническом университете».)</text:p>
        </text:list-item>
        <text:list-item>
          <text:p text:style-name="P22"><text:span text:style-name="T5">Брюс М. Ван Хорн </text:span>II, <text:span text:style-name="T5">Куан Нгуен. </text:span>PyCharm: <text:span text:style-name="T5">профессиональная работа<text:line-break/>на </text:span>Python / <text:span text:style-name="T5">пер. с англ. И.Л. Люско. – М.:ДМК Пресс, 2024. – 618 с.: ил.</text:span></text:p>
        </text:list-item>
        <text:list-item>
          <text:p text:style-name="P22">Welcome to python.org. — Текст : электронный // The official home of the Python Programming Language : [сайт]. — URL: https://www.python.org/ </text:p>
        </text:list-item>
        <text:list-item>
          <text:p text:style-name="P22">Git. — Текст : электронный // Git : [сайт]. — URL: https://git-scm.com/ </text:p>
        </text:list-item>
        <text:list-item>
          <text:p text:style-name="P22">GitHub. — Текст : электронный // GitHub : [сайт]. — URL: https://github.com/</text:p>
        </text:list-item>
        <text:list-item>
          <text:p text:style-name="P22">PyCharm: The only Python IDE you need. — Текст : электронный // JetBrains: Essential tools for software developers and teams : [сайт]. — URL: https://www.jetbrains.com/pycharm/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style:font-name="Liberation Serif1" fo:font-family="'Liberation Serif'" style:font-style-name="Обычный" style:font-family-generic="roman" style:font-pitch="variable" fo:font-size="14pt"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style:font-name="Liberation Serif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 style:master-page-name="">
      <style:paragraph-properties fo:margin-top="0.353cm" fo:margin-bottom="0.212cm" style:contextual-spacing="false" fo:text-align="center" style:justify-single-word="false" style:page-number="auto"/>
      <style:text-properties style:font-name="Liberation Serif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2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09-22T11:20:43.358642900</dc:date>
    <meta:editing-cycles>8</meta:editing-cycles>
    <meta:editing-duration>PT27M54S</meta:editing-duration>
    <meta:document-statistic meta:table-count="3" meta:image-count="2" meta:object-count="0" meta:page-count="4" meta:paragraph-count="51" meta:word-count="362" meta:character-count="2885" meta:non-whitespace-character-count="2551"/>
    <meta:template xlink:type="simple" xlink:actuate="onRequest" xlink:title="" xlink:href="../../AppData/Local/Programs/Python/Python312/BMSTU_Python_MihalevSA/laboratory_work_01/laboratory_report_01.odt/Normal"/>
  </office:meta>
</office:document-meta>
</file>